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188cm" fo:min-width="5.59cm"/>
    </style:style>
    <style:style style:name="gr3" style:family="graphic" style:parent-style-name="objectwithoutfill">
      <style:graphic-properties svg:stroke-width="0.053cm" draw:marker-start="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="gradient" draw:fill-gradient-name="Grison" draw:textarea-horizontal-align="justify" draw:textarea-vertical-align="middle" draw:auto-grow-height="false" fo:min-height="0.449cm" fo:min-width="0.199cm"/>
    </style:style>
    <style:style style:name="gr5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209cm" fo:min-width="6.296cm"/>
    </style:style>
    <style:style style:name="gr6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188cm" fo:min-width="4.34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9" style:family="graphic" style:parent-style-name="standard">
      <style:graphic-properties draw:stroke="none" svg:stroke-color="#000000" draw:marker-start="" draw:fill="none" draw:fill-color="#ffffff" fo:min-height="0.878cm"/>
    </style:style>
    <style:style style:name="gr10" style:family="graphic" style:parent-style-name="standard">
      <style:graphic-properties draw:stroke="none" svg:stroke-color="#000000" draw:fill="none" draw:fill-color="#ffffff" fo:min-height="0.878cm"/>
    </style:style>
    <style:style style:name="gr11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2.086cm" fo:min-width="5.64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Grison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Estrangelo Nisi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8.985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.684cm" svg:height="2.032cm" svg:x="6.33cm" svg:y="4.391cm">
          <text:p text:style-name="P2">Display user interfac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4cm" svg:y1="3.286cm" svg:x2="9.672cm" svg:y2="4.391cm" draw:start-shape="id1" draw:start-glue-point="8" draw:end-shape="id2" draw:end-glue-point="0" svg:d="M9684 3286l-12 1105" svg:viewBox="0 0 13 1106">
          <text:p/>
        </draw:connector>
        <draw:custom-shape draw:style-name="gr4" draw:text-style-name="P5" xml:id="id4" draw:id="id4" draw:layer="layout" svg:width="1.397cm" svg:height="1.397cm" svg:x="8.958cm" svg:y="12.555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672cm" svg:y1="6.423cm" svg:x2="9.688cm" svg:y2="7.604cm" draw:start-shape="id2" draw:start-glue-point="2" draw:end-shape="id3" draw:end-glue-point="0" svg:d="M9672 6423l16 1181" svg:viewBox="0 0 17 1182">
          <text:p/>
        </draw:connector>
        <draw:custom-shape draw:style-name="gr5" draw:text-style-name="P3" xml:id="id5" draw:id="id5" draw:layer="layout" svg:width="7.398cm" svg:height="2.061cm" svg:x="2.365cm" svg:y="15.592cm">
          <text:p text:style-name="P2">Start </text:p>
          <text:p text:style-name="P2"><text:span text:style-name="T1">CallInSessionActivit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8.958cm" svg:y1="13.254cm" svg:x2="6.064cm" svg:y2="15.592cm" draw:start-shape="id4" draw:start-glue-point="5" draw:end-shape="id5" draw:end-glue-point="0" svg:d="M8958 13254h-2894v2338" svg:viewBox="0 0 2895 2339">
          <text:p/>
        </draw:connector>
        <draw:connector draw:style-name="gr3" draw:text-style-name="P4" draw:layer="layout" draw:line-skew="2.336cm" svg:x1="10.355cm" svg:y1="13.254cm" svg:x2="10.318cm" svg:y2="19.254cm" draw:start-shape="id4" draw:start-glue-point="7" draw:end-shape="id6" draw:end-glue-point="7" svg:d="M10355 13254h2837v6000h-2874" svg:viewBox="0 0 2875 6001">
          <text:p/>
        </draw:connector>
        <draw:custom-shape draw:style-name="gr4" draw:text-style-name="P5" xml:id="id6" draw:id="id6" draw:layer="layout" svg:width="1.397cm" svg:height="1.397cm" svg:x="8.921cm" svg:y="18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064cm" svg:y1="17.653cm" svg:x2="8.921cm" svg:y2="19.254cm" draw:start-shape="id5" draw:start-glue-point="2" draw:end-shape="id6" draw:end-glue-point="5" svg:d="M6064 17653v1601h2857" svg:viewBox="0 0 2858 1602">
          <text:p/>
        </draw:connector>
        <draw:custom-shape draw:style-name="gr7" draw:text-style-name="P3" xml:id="id7" draw:id="id7" draw:layer="layout" svg:width="5.435cm" svg:height="2.032cm" svg:x="6.895cm" svg:y="21.135cm">
          <text:p text:style-name="P2">Terminat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2cm" svg:y1="19.952cm" svg:x2="9.612cm" svg:y2="21.135cm" draw:start-shape="id6" draw:start-glue-point="6" draw:end-shape="id7" svg:d="M9620 19952l-8 1183" svg:viewBox="0 0 9 1184">
          <text:p/>
        </draw:connector>
        <draw:connector draw:style-name="gr3" draw:text-style-name="P4" draw:layer="layout" draw:type="line" svg:x1="9.612cm" svg:y1="23.167cm" svg:x2="9.597cm" svg:y2="24.23cm" draw:start-shape="id7" draw:start-glue-point="2" draw:end-shape="id8" svg:d="M9612 23167l-15 1063" svg:viewBox="0 0 16 1064">
          <text:p/>
        </draw:connector>
        <draw:g xml:id="id8" draw:id="id8">
          <draw:custom-shape draw:style-name="gr1" draw:text-style-name="P1" draw:layer="layout" svg:width="1.397cm" svg:height="1.397cm" svg:x="8.895cm" svg:y="24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1.397cm" svg:height="1.397cm" svg:x="8.903cm" svg:y="24.23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gr9" draw:text-style-name="P7" draw:layer="layout" svg:width="7.112cm" svg:height="1.128cm" svg:x="4.037cm" svg:y="12.05cm">
          <draw:text-box>
            <text:p>Call accepted</text:p>
          </draw:text-box>
        </draw:frame>
        <draw:frame draw:style-name="gr10" draw:text-style-name="P7" draw:layer="layout" svg:width="7.112cm" svg:height="1.128cm" svg:x="11.337cm" svg:y="12.05cm">
          <draw:text-box>
            <text:p>Call rejected</text:p>
          </draw:text-box>
        </draw:frame>
        <draw:custom-shape draw:style-name="gr11" draw:text-style-name="P3" xml:id="id3" draw:id="id3" draw:layer="layout" svg:width="7.115cm" svg:height="3.302cm" svg:x="6.131cm" svg:y="7.604cm">
          <text:p text:style-name="P2">Get references to </text:p>
          <text:p text:style-name="P2">previously established </text:p>
          <text:p text:style-name="P2">connection 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8cm" svg:y1="10.906cm" svg:x2="9.657cm" svg:y2="12.555cm" draw:start-shape="id3" draw:start-glue-point="2" draw:end-shape="id4" draw:end-glue-point="4" svg:d="M9688 10906l-31 1649" svg:viewBox="0 0 32 1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2" style:font-size-asian="24pt" style:language-asian="zh" style:country-asian="CN" style:font-name-complex="Nimbus Sans 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2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5T10:16:58.768822030</dc:date>
    <meta:editing-duration>PT1H33M34S</meta:editing-duration>
    <meta:editing-cycles>30</meta:editing-cycles>
    <meta:generator>LibreOffice/5.0.5.2$Linux_X86_64 LibreOffice_project/00m0$Build-2</meta:generator>
    <meta:document-statistic meta:object-count="20"/>
  </office:meta>
</office:document-meta>
</file>